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76d1" officeooo:paragraph-rsid="000476d1"/>
    </style:style>
    <style:style style:name="P2" style:family="paragraph" style:parent-style-name="Standard">
      <style:paragraph-properties style:writing-mode="lr-tb"/>
      <style:text-properties officeooo:rsid="000476d1" officeooo:paragraph-rsid="000476d1"/>
    </style:style>
    <style:style style:name="P3" style:family="paragraph" style:parent-style-name="Standard" style:list-style-name="L1">
      <style:paragraph-properties style:writing-mode="lr-tb"/>
      <style:text-properties officeooo:rsid="000476d1" officeooo:paragraph-rsid="000476d1"/>
    </style:style>
    <style:style style:name="P4" style:family="paragraph" style:parent-style-name="Standard" style:list-style-name="L2">
      <style:paragraph-properties style:writing-mode="lr-tb"/>
      <style:text-properties officeooo:rsid="000476d1" officeooo:paragraph-rsid="000476d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urces</text:p>
      <text:list text:style-name="L1">
        <text:list-item>
          <text:p text:style-name="P3"><text:a xlink:type="simple" xlink:href="http://techlib.com/science/vectorpolitics.htm" text:style-name="Internet_20_link" text:visited-style-name="Visited_20_Internet_20_Link">http://techlib.com/science/vectorpolitics.htm</text:a></text:p>
        </text:list-item>
      </text:list>
      <text:p text:style-name="P2">Datasources:</text:p>
      <text:list text:style-name="L2">
        <text:list-item>
          <text:p text:style-name="P4"><text:a xlink:type="simple" xlink:href="https://manifesto-project.wzb.eu/" text:style-name="Internet_20_link" text:visited-style-name="Visited_20_Internet_20_Link">https://manifesto-project.wzb.eu/</text:a></text:p>
        </text:list-item>
        <text:list-item>
          <text:p text:style-name="P4"><text:a xlink:type="simple" xlink:href="https://www.kaggle.com/datasets/snap/amazon-fine-food-reviews?resource=download" text:style-name="Internet_20_link" text:visited-style-name="Visited_20_Internet_20_Link">https://www.kaggle.com/datasets/snap/amazon-fine-food-reviews?resource=download</text:a>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00:10:10.126465295</meta:creation-date>
    <dc:date>2023-12-25T00:24:02.976935532</dc:date>
    <meta:editing-duration>PT13M54S</meta:editing-duration>
    <meta:editing-cycles>1</meta:editing-cycles>
    <meta:document-statistic meta:table-count="0" meta:image-count="0" meta:object-count="0" meta:page-count="1" meta:paragraph-count="6" meta:word-count="9" meta:character-count="180" meta:non-whitespace-character-count="180"/>
    <meta:generator>LibreOffice/7.6.4.1$Linux_X86_64 LibreOffice_project/e19e193f88cd6c0525a17fb7a176ed8e6a3e2aa1</meta:generator>
  </office:meta>
</office:document-meta>
</file>